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text-position="" style:font-name="Arial1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2" style:family="table-cell" style:parent-style-name="Default">
      <style:text-properties style:text-position=""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Arial1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text-position="" fo:font-size="10pt" style:font-size-asian="10pt" style:font-size-complex="10pt"/>
    </style:style>
    <style:style style:name="ce19" style:family="table-cell" style:parent-style-name="Default">
      <style:text-properties style:text-position="" style:font-name="Arial1" fo:font-size="10pt" style:font-name-asian="DejaVu Sans" style:font-size-asian="10pt" style:font-name-complex="Lohit Hindi" style:font-size-complex="10pt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31">
      <style:table-cell-properties style:text-align-source="fix" style:repeat-content="false" fo:border="0.54pt solid #000000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 style:font-name="Arial1" fo:font-size="10pt" style:font-size-asian="10pt" style:font-size-complex="10pt"/>
    </style:style>
    <style:style style:name="ce22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style:font-name="Arial1" fo:font-size="10pt" style:font-size-asian="10pt" style:font-size-complex="10pt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6" table:number-columns-repeated="1004" table:default-cell-style-name="ce12"/>
        <table:table-column table:style-name="co6" table:number-columns-repeated="12" table:default-cell-style-name="ce18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<text:a xlink:href="python://for%20each=%22company%20in%20get_lines()%22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python://company.company_nam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invoice_date_from()">Invoice Date From</text:a> s/d <text:a xlink:href="python://get_invoice_date_to()">Invoice Date To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2">
          <table:table-cell table:style-name="ce3" office:value-type="string" table:number-columns-spanned="8" table:number-rows-spanned="1">
            <text:p>Date As Of : <text:a xlink:href="python://get_date_as_of()">Date As Of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46"/>
          <table:table-cell table:style-name="ce18" table:number-columns-repeated="763"/>
          <table:table-cell table:number-columns-repeated="12"/>
        </table:table-row>
        <table:table-row table:style-name="ro4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3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23" office:value-type="string">
            <text:p>1 – 30 hari</text:p>
          </table:table-cell>
          <table:table-cell table:style-name="ce23" office:value-type="string">
            <text:p>31 – 60 hari</text:p>
          </table:table-cell>
          <table:table-cell table:style-name="ce23" office:value-type="string">
            <text:p>61 – 90 hari</text:p>
          </table:table-cell>
          <table:table-cell table:style-name="ce23" office:value-type="string">
            <text:p>&gt;= 90 hari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supplier%20in%20company.supplier_ids%22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9" office:value-type="string">
            <text:p><text:a xlink:href="python://supplier.no">No</text:a></text:p>
          </table:table-cell>
          <table:table-cell table:style-name="ce15" office:value-type="string">
            <text:p><text:a xlink:href="python://supplier.supplier_name">Name Supplier</text:a></text:p>
          </table:table-cell>
          <table:table-cell table:style-name="ce20" office:value-type="string">
            <text:p><text:a xlink:href="python://supplier.st_acc_payable">ST Account Payable</text:a></text:p>
          </table:table-cell>
          <table:table-cell table:style-name="ce20" office:value-type="string">
            <text:p><text:a xlink:href="python://supplier.st_curr">ST CURRENT</text:a></text:p>
          </table:table-cell>
          <table:table-cell table:style-name="ce20" office:value-type="string">
            <text:p><text:a xlink:href="python://supplier.st_aging1">ST AGING 1</text:a></text:p>
          </table:table-cell>
          <table:table-cell table:style-name="ce20" office:value-type="string">
            <text:p><text:a xlink:href="python://supplier.st_aging2">ST AGING 2</text:a></text:p>
          </table:table-cell>
          <table:table-cell table:style-name="ce20" office:value-type="string">
            <text:p><text:a xlink:href="python://supplier.st_aging3">ST AGING 3</text:a></text:p>
          </table:table-cell>
          <table:table-cell table:style-name="ce20" office:value-type="string">
            <text:p><text:a xlink:href="python://supplier.st_aging4">S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1"><text:a xlink:href="python://for%20each=%22lines%20in%20supplier.lines%22">START FOR LINES</text:a></text:span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10"/>
          <table:table-cell table:style-name="ce16" office:value-type="string">
            <text:p>- <text:a xlink:href="python://lines.name">Name Lines</text:a></text:p>
          </table:table-cell>
          <table:table-cell table:style-name="ce21" office:value-type="string">
            <text:p><text:a xlink:href="python://lines.acc_payable">Account Payable</text:a></text:p>
          </table:table-cell>
          <table:table-cell table:style-name="ce21" office:value-type="string">
            <text:p><text:a xlink:href="python://lines.current">Current</text:a></text:p>
          </table:table-cell>
          <table:table-cell table:style-name="ce21" office:value-type="string">
            <text:p><text:a xlink:href="python://lines.aging1">1-30</text:a></text:p>
          </table:table-cell>
          <table:table-cell table:style-name="ce21" office:value-type="string">
            <text:p><text:a xlink:href="python://lines.aging2">31-60</text:a></text:p>
          </table:table-cell>
          <table:table-cell table:style-name="ce21" office:value-type="string">
            <text:p><text:a xlink:href="python://lines.aging3">61-90</text:a></text:p>
          </table:table-cell>
          <table:table-cell table:style-name="ce21" office:value-type="string">
            <text:p><text:a xlink:href="python://lines.aging4">&gt;=90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%20">END FOR LINES</text:a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TOTAL:</text:p>
          </table:table-cell>
          <table:table-cell table:style-name="ce22" office:value-type="string">
            <text:p><text:a xlink:href="python://company.t_acc_payable">T ACC PAYABLE</text:a></text:p>
          </table:table-cell>
          <table:table-cell table:style-name="ce22" office:value-type="string">
            <text:p><text:a xlink:href="python://company.t_curr">T CURR</text:a></text:p>
          </table:table-cell>
          <table:table-cell table:style-name="ce22" office:value-type="string">
            <text:p><text:a xlink:href="python://company.t_aging1">T AGING1</text:a></text:p>
          </table:table-cell>
          <table:table-cell table:style-name="ce22" office:value-type="string">
            <text:p><text:a xlink:href="python://company.t_aging2">T AGING 2</text:a></text:p>
          </table:table-cell>
          <table:table-cell table:style-name="ce22" office:value-type="string">
            <text:p><text:a xlink:href="python://company.t_aging3">T AGING3</text:a></text:p>
          </table:table-cell>
          <table:table-cell table:style-name="ce24" office:value-type="string">
            <text:p><text:a xlink:href="python://company.t_aging4">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COMPANIES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8T09:32:27</dc:date>
    <meta:editing-duration>PT18H14M40S</meta:editing-duration>
    <meta:editing-cycles>208</meta:editing-cycles>
    <meta:generator>LibreOffice/3.5$Linux_x86 LibreOffice_project/350m1$Build-2</meta:generator>
    <dc:creator>mike </dc:creator>
    <meta:document-statistic meta:table-count="1" meta:cell-count="41" meta:object-count="0"/>
  </office:meta>
</office:document-meta>
</file>